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4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5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officeooo:rsid="000b749e" officeooo:paragraph-rsid="000b749e" style:font-size-asian="12pt" style:font-name-complex="Times New Roman1" style:font-size-complex="12pt"/>
    </style:style>
    <style:style style:name="P7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officeooo:rsid="000eaa7e" officeooo:paragraph-rsid="000eaa7e" style:font-size-asian="12pt" style:font-name-complex="Times New Roman1" style:font-size-complex="12pt"/>
    </style:style>
    <style:style style:name="P8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9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style:text-underline-style="solid" style:text-underline-width="auto" style:text-underline-color="font-color" officeooo:rsid="000eaa7e" officeooo:paragraph-rsid="000eaa7e" style:font-size-asian="12pt" style:font-name-complex="Times New Roman1" style:font-size-complex="12pt"/>
    </style:style>
    <style:style style:name="P10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style:text-underline-style="none" officeooo:rsid="000eaa7e" officeooo:paragraph-rsid="000eaa7e" style:font-size-asian="12pt" style:font-name-complex="Times New Roman1" style:font-size-complex="12pt"/>
    </style:style>
    <style:style style:name="P11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style:text-underline-style="none" officeooo:rsid="0010ed9c" officeooo:paragraph-rsid="0010ed9c" style:font-size-asian="12pt" style:font-name-complex="Times New Roman1" style:font-size-complex="12pt"/>
    </style:style>
    <style:style style:name="P12" style:family="paragraph" style:parent-style-name="List_20_Paragraph" style:list-style-name="WWNum1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13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14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officeooo:rsid="000eaa7e"/>
    </style:style>
    <style:style style:name="T7" style:family="text">
      <style:text-properties officeooo:rsid="00109c60"/>
    </style:style>
    <style:style style:name="T8" style:family="text">
      <style:text-properties officeooo:rsid="0010ed9c"/>
    </style:style>
    <style:style style:name="gr1" style:family="graphic">
      <style:graphic-properties draw:stroke="solid" svg:stroke-width="0.0071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4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LxC 26497 Global Language Study Group</text:span></text:p>
      <text:p text:style-name="P13"><text:span text:style-name="T1">For CS301: Ethical, Social, and Global Issues in Computing</text:span></text:p>
      <text:p text:style-name="P13"><text:span text:style-name="T1">Assignment 1 – Due: 2/25/18 at 5:00pm</text:span></text:p>
      <text:p text:style-name="P13"><draw:line text:anchor-type="paragraph" draw:z-index="0" draw:name="Straight Connector 1" draw:style-name="gr1" draw:text-style-name="P15" svg:x1="-0.0839in" svg:y1="0.0984in" svg:x2="6.4906in" svg:y2="0.1201in"><text:p/></draw:line></text:p>
      <text:p text:style-name="P1"><text:span text:style-name="T3">Student name</text:span><text:span text:style-name="T4">: </text:span></text:p>
      <text:p text:style-name="P1"><text:span text:style-name="T3">Language of interest</text:span><text:span text:style-name="T4">:</text:span></text:p>
      <text:p text:style-name="P1"><text:span text:style-name="T3">Country of interest</text:span><text:span text:style-name="T4">:</text:span></text:p>
      <text:p text:style-name="P2"/>
      <text:p text:style-name="P1"><text:span text:style-name="T3">Instructions</text:span><text:span text:style-name="T4">: Take a look at “Search Engines” under the Content folder on our mycourses page. </text:span></text:p>
      <text:p text:style-name="P1"><text:span text:style-name="T4">Click on “Going Beyond Google” link and read through the article to answer the question below. You may take a look at the other documents in the folder; however, it is not necessary.</text:span></text:p>
      <text:p text:style-name="P2"/>
      <text:p text:style-name="P1"><text:span text:style-name="T3">Answer the following questions</text:span><text:span text:style-name="T4">:</text:span></text:p>
      <text:list xml:id="list2777162497" text:style-name="WWNum1">
        <text:list-item>
          <text:p text:style-name="P4"><text:span text:style-name="T4">Why is Google </text:span><text:span text:style-name="T5">your</text:span><text:span text:style-name="T4"> primary search engine? What features does it offer that you like?</text:span></text:p>
        </text:list-item>
      </text:list>
      <text:p text:style-name="P6">Google is the largest search engine for non-academic uses. </text:p>
      <text:p text:style-name="P6">Search engines are quite the same , however google engine attaches to google service. I Personally use google service a lot.</text:p>
      <text:p text:style-name="P5"><text:bookmark text:name="_GoBack"/></text:p>
      <text:list xml:id="list155940425005726" text:continue-numbering="true" text:style-name="WWNum1">
        <text:list-item>
          <text:p text:style-name="P4"><text:span text:style-name="T4">What’s the name of the operator that Bing has that allows for users to search specific file types? </text:span></text:p>
          <text:p text:style-name="P4"><text:span text:style-name="T4"/></text:p>
        </text:list-item>
      </text:list>
      <text:p text:style-name="P5">F<text:span text:style-name="T6">ILETYPE </text:span></text:p>
      <text:p text:style-name="P5"/>
      <text:list xml:id="list155939710363615" text:continue-numbering="true" text:style-name="WWNum1">
        <text:list-item>
          <text:p text:style-name="P4"><text:span text:style-name="T4">What search engine allows for easy-to-search pages between different languages?</text:span></text:p>
        </text:list-item>
      </text:list>
      <text:p text:style-name="P7">Yandex</text:p>
      <text:p text:style-name="P5"/>
      <text:list xml:id="list155940088520295" text:continue-numbering="true" text:style-name="WWNum1">
        <text:list-item>
          <text:p text:style-name="P4"><text:span text:style-name="T4">List three features that the search engine Dogpile offers.</text:span></text:p>
          <text:p text:style-name="P12"><text:span text:style-name="T4"/></text:p>
        </text:list-item>
      </text:list>
      <text:p text:style-name="P7">1: chic design 2: comprehensive answers 3: clean templates </text:p>
      <text:p text:style-name="P5"/>
      <text:list xml:id="list155939092327899" text:continue-numbering="true" text:style-name="WWNum1">
        <text:list-item>
          <text:p text:style-name="P4"><text:span text:style-name="T4">What search engine uses other search engine to provide search results?</text:span></text:p>
        </text:list-item>
      </text:list>
      <text:p text:style-name="P9"/>
      <text:p text:style-name="P10">Yippy</text:p>
      <text:p text:style-name="P8"/>
      <text:list xml:id="list155939946923043" text:continue-numbering="true" text:style-name="WWNum1">
        <text:list-item>
          <text:p text:style-name="P4"><text:span text:style-name="T4">What is Duck Duck Go’s first priority?</text:span></text:p>
          <text:p text:style-name="P12"><text:span text:style-name="T5"/></text:p>
        </text:list-item>
      </text:list>
      <text:p text:style-name="P10">It for protecting user privacy. This priority regulate the search engine for going into personal emails history or social media etc.</text:p>
      <text:p text:style-name="P8"/>
      <text:list xml:id="list155940028056043" text:continue-numbering="true" text:style-name="WWNum1">
        <text:list-item>
          <text:p text:style-name="P4"><text:span text:style-name="T4">What is particularly interesting about the search engine Goodserach?</text:span></text:p>
          <text:p text:style-name="P12"><text:span text:style-name="T5"/></text:p>
        </text:list-item>
      </text:list>
      <text:p text:style-name="P10">User could donate to a school they pick while using Goodsearch. 50 percents of the revenue Goodsearch made from you goes into C<text:span text:style-name="T7">arity.</text:span> <text:s text:c="2"/></text:p>
      <text:p text:style-name="P8"/>
      <text:list xml:id="list155939580195222" text:continue-numbering="true" text:style-name="WWNum1">
        <text:list-item>
          <text:p text:style-name="P4"><text:span text:style-name="T4">What is particularly interesting about the search engine GigaBlast?</text:span></text:p>
        </text:list-item>
      </text:list>
      <text:p text:style-name="P8"/>
      <text:p text:style-name="P11">Is one of the leading clean design search engine. Save energy usage. </text:p>
      <text:list xml:id="list155939399086973" text:continue-numbering="true" text:style-name="WWNum1">
        <text:list-item>
          <text:p text:style-name="P4"><text:soft-page-break/><text:span text:style-name="T4">What search engine is nicknamed “China’s Google”?</text:span></text:p>
        </text:list-item>
      </text:list>
      <text:p text:style-name="P3"/>
      <text:p text:style-name="P1"><text:tab/><text:span text:style-name="T8">Baid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a</meta:initial-creator>
    <meta:editing-cycles>10</meta:editing-cycles>
    <meta:creation-date>2019-02-20T21:11:00</meta:creation-date>
    <dc:date>2019-02-25T15:59:17.473355914</dc:date>
    <meta:editing-duration>PT46M45S</meta:editing-duration>
    <meta:generator>LibreOffice/6.0.7.3$Linux_X86_64 LibreOffice_project/00m0$Build-3</meta:generator>
    <meta:document-statistic meta:table-count="0" meta:image-count="0" meta:object-count="0" meta:page-count="2" meta:paragraph-count="28" meta:word-count="284" meta:character-count="1730" meta:non-whitespace-character-count="14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